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d4c27" officeooo:paragraph-rsid="000d4c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p text:style-name="P1">Neymar é o melhor jogador do mundo, e ele vai ajudar o Brasil ganhar o hexa, vamos valorizar nosso menino!</text:p>
      <text:p text:style-name="P1">Pra cima deles menino ney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15T11:30:15.101854116</meta:creation-date>
    <dc:date>2022-08-15T11:32:25.362724069</dc:date>
    <meta:editing-duration>PT2M10S</meta:editing-duration>
    <meta:editing-cycles>1</meta:editing-cycles>
    <meta:document-statistic meta:table-count="0" meta:image-count="0" meta:object-count="0" meta:page-count="1" meta:paragraph-count="3" meta:word-count="25" meta:character-count="133" meta:non-whitespace-character-count="109"/>
    <meta:generator>LibreOffice/5.1.6.2$Linux_X86_64 LibreOffice_project/10m0$Build-2</meta:generator>
  </office:meta>
</office:document-meta>
</file>